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GEU</text:p>
          </table:table-cell>
          <table:table-cell office:value-type="string" calcext:value-type="string">
            <text:p>AGEU90000</text:p>
          </table:table-cell>
          <table:table-cell office:value-type="string" calcext:value-type="string">
            <text:p>AGEU450</text:p>
          </table:table-cell>
          <table:table-cell/>
          <table:table-cell office:value-type="string" calcext:value-type="string">
            <text:p>Diferencia Original-90000</text:p>
          </table:table-cell>
          <table:table-cell office:value-type="string" calcext:value-type="string">
            <text:p>Diferencia 90000-450</text:p>
          </table:table-cell>
        </table:table-row>
        <table:table-row table:style-name="ro1">
          <table:table-cell table:number-columns-repeated="2" office:value-type="float" office:value="193262" calcext:value-type="float">
            <text:p>193262</text:p>
          </table:table-cell>
          <table:table-cell office:value-type="float" office:value="193167" calcext:value-type="float">
            <text:p>193167</text:p>
          </table:table-cell>
          <table:table-cell/>
          <table:table-cell table:formula="of:=ORG.LIBREOFFICE.RAWSUBTRACT([.A2];[.B2])" office:value-type="float" office:value="0" calcext:value-type="float">
            <text:p>0</text:p>
          </table:table-cell>
          <table:table-cell table:formula="of:=[.B2]-[.C2]"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float" office:value="81961" calcext:value-type="float">
            <text:p>81961</text:p>
          </table:table-cell>
          <table:table-cell office:value-type="float" office:value="81949" calcext:value-type="float">
            <text:p>81949</text:p>
          </table:table-cell>
          <table:table-cell/>
          <table:table-cell table:formula="of:=ORG.LIBREOFFICE.RAWSUBTRACT([.A3];[.B3])" office:value-type="float" office:value="0" calcext:value-type="float">
            <text:p>0</text:p>
          </table:table-cell>
          <table:table-cell table:formula="of:=[.B3]-[.C3]"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90257" calcext:value-type="float">
            <text:p>190257</text:p>
          </table:table-cell>
          <table:table-cell office:value-type="float" office:value="190142" calcext:value-type="float">
            <text:p>190142</text:p>
          </table:table-cell>
          <table:table-cell/>
          <table:table-cell table:formula="of:=ORG.LIBREOFFICE.RAWSUBTRACT([.A4];[.B4])" office:value-type="float" office:value="0" calcext:value-type="float">
            <text:p>0</text:p>
          </table:table-cell>
          <table:table-cell table:formula="of:=[.B4]-[.C4]" office:value-type="float" office:value="115" calcext:value-type="float">
            <text:p>115</text:p>
          </table:table-cell>
        </table:table-row>
        <table:table-row table:style-name="ro1">
          <table:table-cell table:number-columns-repeated="2" office:value-type="float" office:value="225434" calcext:value-type="float">
            <text:p>225434</text:p>
          </table:table-cell>
          <table:table-cell office:value-type="float" office:value="222008" calcext:value-type="float">
            <text:p>222008</text:p>
          </table:table-cell>
          <table:table-cell/>
          <table:table-cell table:formula="of:=ORG.LIBREOFFICE.RAWSUBTRACT([.A5];[.B5])" office:value-type="float" office:value="0" calcext:value-type="float">
            <text:p>0</text:p>
          </table:table-cell>
          <table:table-cell table:formula="of:=[.B5]-[.C5]" office:value-type="float" office:value="3426" calcext:value-type="float">
            <text:p>3426</text:p>
          </table:table-cell>
        </table:table-row>
        <table:table-row table:style-name="ro1">
          <table:table-cell table:number-columns-repeated="3" office:value-type="float" office:value="230009" calcext:value-type="float">
            <text:p>230009</text:p>
          </table:table-cell>
          <table:table-cell/>
          <table:table-cell table:formula="of:=ORG.LIBREOFFICE.RAWSUBTRACT([.A6];[.B6])" office:value-type="float" office:value="0" calcext:value-type="float">
            <text:p>0</text:p>
          </table:table-cell>
          <table:table-cell table:formula="of:=[.B6]-[.C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4168" calcext:value-type="float">
            <text:p>74168</text:p>
          </table:table-cell>
          <table:table-cell office:value-type="float" office:value="74161" calcext:value-type="float">
            <text:p>74161</text:p>
          </table:table-cell>
          <table:table-cell/>
          <table:table-cell table:formula="of:=ORG.LIBREOFFICE.RAWSUBTRACT([.A7];[.B7])" office:value-type="float" office:value="0" calcext:value-type="float">
            <text:p>0</text:p>
          </table:table-cell>
          <table:table-cell table:formula="of:=[.B7]-[.C7]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10153" calcext:value-type="float">
            <text:p>10153</text:p>
          </table:table-cell>
          <table:table-cell/>
          <table:table-cell table:formula="of:=ORG.LIBREOFFICE.RAWSUBTRACT([.A8];[.B8])" office:value-type="float" office:value="0" calcext:value-type="float">
            <text:p>0</text:p>
          </table:table-cell>
          <table:table-cell table:formula="of:=[.B8]-[.C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2484" calcext:value-type="float">
            <text:p>62484</text:p>
          </table:table-cell>
          <table:table-cell office:value-type="float" office:value="62251" calcext:value-type="float">
            <text:p>62251</text:p>
          </table:table-cell>
          <table:table-cell/>
          <table:table-cell table:formula="of:=ORG.LIBREOFFICE.RAWSUBTRACT([.A9];[.B9])" office:value-type="float" office:value="0" calcext:value-type="float">
            <text:p>0</text:p>
          </table:table-cell>
          <table:table-cell table:formula="of:=[.B9]-[.C9]" office:value-type="float" office:value="233" calcext:value-type="float">
            <text:p>233</text:p>
          </table:table-cell>
        </table:table-row>
        <table:table-row table:style-name="ro1">
          <table:table-cell table:number-columns-repeated="3" office:value-type="float" office:value="232754" calcext:value-type="float">
            <text:p>232754</text:p>
          </table:table-cell>
          <table:table-cell/>
          <table:table-cell table:formula="of:=ORG.LIBREOFFICE.RAWSUBTRACT([.A10];[.B10])" office:value-type="float" office:value="0" calcext:value-type="float">
            <text:p>0</text:p>
          </table:table-cell>
          <table:table-cell table:formula="of:=[.B10]-[.C1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4836" calcext:value-type="float">
            <text:p>24836</text:p>
          </table:table-cell>
          <table:table-cell office:value-type="float" office:value="24710" calcext:value-type="float">
            <text:p>24710</text:p>
          </table:table-cell>
          <table:table-cell/>
          <table:table-cell table:formula="of:=ORG.LIBREOFFICE.RAWSUBTRACT([.A11];[.B11])" office:value-type="float" office:value="0" calcext:value-type="float">
            <text:p>0</text:p>
          </table:table-cell>
          <table:table-cell table:formula="of:=[.B11]-[.C11]" office:value-type="float" office:value="126" calcext:value-type="float">
            <text:p>126</text:p>
          </table:table-cell>
        </table:table-row>
        <table:table-row table:style-name="ro1">
          <table:table-cell table:number-columns-repeated="2" office:value-type="float" office:value="18369" calcext:value-type="float">
            <text:p>18369</text:p>
          </table:table-cell>
          <table:table-cell office:value-type="float" office:value="18339" calcext:value-type="float">
            <text:p>18339</text:p>
          </table:table-cell>
          <table:table-cell/>
          <table:table-cell table:formula="of:=ORG.LIBREOFFICE.RAWSUBTRACT([.A12];[.B12])" office:value-type="float" office:value="0" calcext:value-type="float">
            <text:p>0</text:p>
          </table:table-cell>
          <table:table-cell table:formula="of:=[.B12]-[.C12]" office:value-type="float" office:value="30" calcext:value-type="float">
            <text:p>30</text:p>
          </table:table-cell>
        </table:table-row>
        <table:table-row table:style-name="ro1">
          <table:table-cell table:number-columns-repeated="3" office:value-type="float" office:value="56525" calcext:value-type="float">
            <text:p>56525</text:p>
          </table:table-cell>
          <table:table-cell/>
          <table:table-cell table:formula="of:=ORG.LIBREOFFICE.RAWSUBTRACT([.A13];[.B13])" office:value-type="float" office:value="0" calcext:value-type="float">
            <text:p>0</text:p>
          </table:table-cell>
          <table:table-cell table:formula="of:=[.B13]-[.C13]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702" calcext:value-type="float">
            <text:p>3702</text:p>
          </table:table-cell>
          <table:table-cell/>
          <table:table-cell table:formula="of:=ORG.LIBREOFFICE.RAWSUBTRACT([.A14];[.B14])" office:value-type="float" office:value="0" calcext:value-type="float">
            <text:p>0</text:p>
          </table:table-cell>
          <table:table-cell table:formula="of:=[.B14]-[.C14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0151" calcext:value-type="float">
            <text:p>50151</text:p>
          </table:table-cell>
          <table:table-cell office:value-type="float" office:value="50131" calcext:value-type="float">
            <text:p>50131</text:p>
          </table:table-cell>
          <table:table-cell/>
          <table:table-cell table:formula="of:=ORG.LIBREOFFICE.RAWSUBTRACT([.A15];[.B15])" office:value-type="float" office:value="0" calcext:value-type="float">
            <text:p>0</text:p>
          </table:table-cell>
          <table:table-cell table:formula="of:=[.B15]-[.C15]" office:value-type="float" office:value="20" calcext:value-type="float">
            <text:p>20</text:p>
          </table:table-cell>
        </table:table-row>
        <table:table-row table:style-name="ro1">
          <table:table-cell table:number-columns-repeated="3" office:value-type="float" office:value="61494" calcext:value-type="float">
            <text:p>61494</text:p>
          </table:table-cell>
          <table:table-cell/>
          <table:table-cell table:formula="of:=ORG.LIBREOFFICE.RAWSUBTRACT([.A16];[.B16])" office:value-type="float" office:value="0" calcext:value-type="float">
            <text:p>0</text:p>
          </table:table-cell>
          <table:table-cell table:formula="of:=[.B16]-[.C1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6159" calcext:value-type="float">
            <text:p>36159</text:p>
          </table:table-cell>
          <table:table-cell office:value-type="float" office:value="35692" calcext:value-type="float">
            <text:p>35692</text:p>
          </table:table-cell>
          <table:table-cell/>
          <table:table-cell table:formula="of:=ORG.LIBREOFFICE.RAWSUBTRACT([.A17];[.B17])" office:value-type="float" office:value="0" calcext:value-type="float">
            <text:p>0</text:p>
          </table:table-cell>
          <table:table-cell table:formula="of:=[.B17]-[.C17]" office:value-type="float" office:value="467" calcext:value-type="float">
            <text:p>467</text:p>
          </table:table-cell>
        </table:table-row>
        <table:table-row table:style-name="ro1">
          <table:table-cell table:number-columns-repeated="3" office:value-type="float" office:value="14657" calcext:value-type="float">
            <text:p>14657</text:p>
          </table:table-cell>
          <table:table-cell/>
          <table:table-cell table:formula="of:=ORG.LIBREOFFICE.RAWSUBTRACT([.A18];[.B18])" office:value-type="float" office:value="0" calcext:value-type="float">
            <text:p>0</text:p>
          </table:table-cell>
          <table:table-cell table:formula="of:=[.B18]-[.C1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0307" calcext:value-type="float">
            <text:p>20307</text:p>
          </table:table-cell>
          <table:table-cell office:value-type="float" office:value="20185" calcext:value-type="float">
            <text:p>20185</text:p>
          </table:table-cell>
          <table:table-cell/>
          <table:table-cell table:formula="of:=ORG.LIBREOFFICE.RAWSUBTRACT([.A19];[.B19])" office:value-type="float" office:value="0" calcext:value-type="float">
            <text:p>0</text:p>
          </table:table-cell>
          <table:table-cell table:formula="of:=[.B19]-[.C19]" office:value-type="float" office:value="122" calcext:value-type="float">
            <text:p>122</text:p>
          </table:table-cell>
        </table:table-row>
        <table:table-row table:style-name="ro1">
          <table:table-cell table:number-columns-repeated="2" office:value-type="float" office:value="35333" calcext:value-type="float">
            <text:p>35333</text:p>
          </table:table-cell>
          <table:table-cell office:value-type="float" office:value="35325" calcext:value-type="float">
            <text:p>35325</text:p>
          </table:table-cell>
          <table:table-cell/>
          <table:table-cell table:formula="of:=ORG.LIBREOFFICE.RAWSUBTRACT([.A20];[.B20])" office:value-type="float" office:value="0" calcext:value-type="float">
            <text:p>0</text:p>
          </table:table-cell>
          <table:table-cell table:formula="of:=[.B20]-[.C20]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88519" calcext:value-type="float">
            <text:p>88519</text:p>
          </table:table-cell>
          <table:table-cell office:value-type="float" office:value="88113" calcext:value-type="float">
            <text:p>88113</text:p>
          </table:table-cell>
          <table:table-cell/>
          <table:table-cell table:formula="of:=ORG.LIBREOFFICE.RAWSUBTRACT([.A21];[.B21])" office:value-type="float" office:value="0" calcext:value-type="float">
            <text:p>0</text:p>
          </table:table-cell>
          <table:table-cell table:formula="of:=[.B21]-[.C21]" office:value-type="float" office:value="406" calcext:value-type="float">
            <text:p>406</text:p>
          </table:table-cell>
        </table:table-row>
        <table:table-row table:style-name="ro1">
          <table:table-cell table:number-columns-repeated="2" office:value-type="float" office:value="83742" calcext:value-type="float">
            <text:p>83742</text:p>
          </table:table-cell>
          <table:table-cell office:value-type="float" office:value="83712" calcext:value-type="float">
            <text:p>83712</text:p>
          </table:table-cell>
          <table:table-cell/>
          <table:table-cell table:formula="of:=ORG.LIBREOFFICE.RAWSUBTRACT([.A22];[.B22])" office:value-type="float" office:value="0" calcext:value-type="float">
            <text:p>0</text:p>
          </table:table-cell>
          <table:table-cell table:formula="of:=[.B22]-[.C22]"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float" office:value="104781" calcext:value-type="float">
            <text:p>104781</text:p>
          </table:table-cell>
          <table:table-cell office:value-type="float" office:value="104480" calcext:value-type="float">
            <text:p>104480</text:p>
          </table:table-cell>
          <table:table-cell/>
          <table:table-cell table:formula="of:=ORG.LIBREOFFICE.RAWSUBTRACT([.A23];[.B23])" office:value-type="float" office:value="0" calcext:value-type="float">
            <text:p>0</text:p>
          </table:table-cell>
          <table:table-cell table:formula="of:=[.B23]-[.C23]" office:value-type="float" office:value="301" calcext:value-type="float">
            <text:p>301</text:p>
          </table:table-cell>
        </table:table-row>
        <table:table-row table:style-name="ro1">
          <table:table-cell table:number-columns-repeated="2" office:value-type="float" office:value="33856" calcext:value-type="float">
            <text:p>33856</text:p>
          </table:table-cell>
          <table:table-cell office:value-type="float" office:value="33459" calcext:value-type="float">
            <text:p>33459</text:p>
          </table:table-cell>
          <table:table-cell/>
          <table:table-cell table:formula="of:=ORG.LIBREOFFICE.RAWSUBTRACT([.A24];[.B24])" office:value-type="float" office:value="0" calcext:value-type="float">
            <text:p>0</text:p>
          </table:table-cell>
          <table:table-cell table:formula="of:=[.B24]-[.C24]" office:value-type="float" office:value="397" calcext:value-type="float">
            <text:p>397</text:p>
          </table:table-cell>
        </table:table-row>
        <table:table-row table:style-name="ro1">
          <table:table-cell table:number-columns-repeated="2" office:value-type="float" office:value="105879" calcext:value-type="float">
            <text:p>105879</text:p>
          </table:table-cell>
          <table:table-cell office:value-type="float" office:value="105876" calcext:value-type="float">
            <text:p>105876</text:p>
          </table:table-cell>
          <table:table-cell/>
          <table:table-cell table:formula="of:=ORG.LIBREOFFICE.RAWSUBTRACT([.A25];[.B25])" office:value-type="float" office:value="0" calcext:value-type="float">
            <text:p>0</text:p>
          </table:table-cell>
          <table:table-cell table:formula="of:=[.B25]-[.C25]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6452" calcext:value-type="float">
            <text:p>56452</text:p>
          </table:table-cell>
          <table:table-cell office:value-type="float" office:value="56383" calcext:value-type="float">
            <text:p>56383</text:p>
          </table:table-cell>
          <table:table-cell/>
          <table:table-cell table:formula="of:=ORG.LIBREOFFICE.RAWSUBTRACT([.A26];[.B26])" office:value-type="float" office:value="0" calcext:value-type="float">
            <text:p>0</text:p>
          </table:table-cell>
          <table:table-cell table:formula="of:=[.B26]-[.C26]" office:value-type="float" office:value="69" calcext:value-type="float">
            <text:p>69</text:p>
          </table:table-cell>
        </table:table-row>
        <table:table-row table:style-name="ro1">
          <table:table-cell table:number-columns-repeated="3" office:value-type="float" office:value="16080" calcext:value-type="float">
            <text:p>16080</text:p>
          </table:table-cell>
          <table:table-cell/>
          <table:table-cell table:formula="of:=ORG.LIBREOFFICE.RAWSUBTRACT([.A27];[.B27])" office:value-type="float" office:value="0" calcext:value-type="float">
            <text:p>0</text:p>
          </table:table-cell>
          <table:table-cell table:formula="of:=[.B27]-[.C27]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2487" calcext:value-type="float">
            <text:p>52487</text:p>
          </table:table-cell>
          <table:table-cell/>
          <table:table-cell table:formula="of:=ORG.LIBREOFFICE.RAWSUBTRACT([.A28];[.B28])" office:value-type="float" office:value="0" calcext:value-type="float">
            <text:p>0</text:p>
          </table:table-cell>
          <table:table-cell table:formula="of:=[.B28]-[.C28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4246" calcext:value-type="float">
            <text:p>54246</text:p>
          </table:table-cell>
          <table:table-cell office:value-type="float" office:value="53807" calcext:value-type="float">
            <text:p>53807</text:p>
          </table:table-cell>
          <table:table-cell/>
          <table:table-cell table:formula="of:=ORG.LIBREOFFICE.RAWSUBTRACT([.A29];[.B29])" office:value-type="float" office:value="0" calcext:value-type="float">
            <text:p>0</text:p>
          </table:table-cell>
          <table:table-cell table:formula="of:=[.B29]-[.C29]" office:value-type="float" office:value="439" calcext:value-type="float">
            <text:p>439</text:p>
          </table:table-cell>
        </table:table-row>
        <table:table-row table:style-name="ro1">
          <table:table-cell table:number-columns-repeated="3" office:value-type="float" office:value="68480" calcext:value-type="float">
            <text:p>68480</text:p>
          </table:table-cell>
          <table:table-cell/>
          <table:table-cell table:formula="of:=ORG.LIBREOFFICE.RAWSUBTRACT([.A30];[.B30])" office:value-type="float" office:value="0" calcext:value-type="float">
            <text:p>0</text:p>
          </table:table-cell>
          <table:table-cell table:formula="of:=[.B30]-[.C30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3740" calcext:value-type="float">
            <text:p>143740</text:p>
          </table:table-cell>
          <table:table-cell office:value-type="float" office:value="143594" calcext:value-type="float">
            <text:p>143594</text:p>
          </table:table-cell>
          <table:table-cell/>
          <table:table-cell table:formula="of:=ORG.LIBREOFFICE.RAWSUBTRACT([.A31];[.B31])" office:value-type="float" office:value="0" calcext:value-type="float">
            <text:p>0</text:p>
          </table:table-cell>
          <table:table-cell table:formula="of:=[.B31]-[.C31]" office:value-type="float" office:value="146" calcext:value-type="float">
            <text:p>146</text:p>
          </table:table-cell>
        </table:table-row>
        <table:table-row table:style-name="ro1">
          <table:table-cell table:number-columns-repeated="3" office:value-type="float" office:value="188657" calcext:value-type="float">
            <text:p>188657</text:p>
          </table:table-cell>
          <table:table-cell/>
          <table:table-cell table:formula="of:=ORG.LIBREOFFICE.RAWSUBTRACT([.A32];[.B32])" office:value-type="float" office:value="0" calcext:value-type="float">
            <text:p>0</text:p>
          </table:table-cell>
          <table:table-cell table:formula="of:=[.B32]-[.C32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94955" calcext:value-type="float">
            <text:p>94955</text:p>
          </table:table-cell>
          <table:table-cell office:value-type="float" office:value="94694" calcext:value-type="float">
            <text:p>94694</text:p>
          </table:table-cell>
          <table:table-cell/>
          <table:table-cell table:formula="of:=ORG.LIBREOFFICE.RAWSUBTRACT([.A33];[.B33])" office:value-type="float" office:value="0" calcext:value-type="float">
            <text:p>0</text:p>
          </table:table-cell>
          <table:table-cell table:formula="of:=[.B33]-[.C33]" office:value-type="float" office:value="261" calcext:value-type="float">
            <text:p>261</text:p>
          </table:table-cell>
        </table:table-row>
        <table:table-row table:style-name="ro1">
          <table:table-cell table:number-columns-repeated="2" office:value-type="float" office:value="61066" calcext:value-type="float">
            <text:p>61066</text:p>
          </table:table-cell>
          <table:table-cell office:value-type="float" office:value="60356" calcext:value-type="float">
            <text:p>60356</text:p>
          </table:table-cell>
          <table:table-cell/>
          <table:table-cell table:formula="of:=ORG.LIBREOFFICE.RAWSUBTRACT([.A34];[.B34])" office:value-type="float" office:value="0" calcext:value-type="float">
            <text:p>0</text:p>
          </table:table-cell>
          <table:table-cell table:formula="of:=[.B34]-[.C34]" office:value-type="float" office:value="710" calcext:value-type="float">
            <text:p>710</text:p>
          </table:table-cell>
        </table:table-row>
        <table:table-row table:style-name="ro1">
          <table:table-cell table:number-columns-repeated="2" office:value-type="float" office:value="72007" calcext:value-type="float">
            <text:p>72007</text:p>
          </table:table-cell>
          <table:table-cell office:value-type="float" office:value="71912" calcext:value-type="float">
            <text:p>71912</text:p>
          </table:table-cell>
          <table:table-cell/>
          <table:table-cell table:formula="of:=ORG.LIBREOFFICE.RAWSUBTRACT([.A35];[.B35])" office:value-type="float" office:value="0" calcext:value-type="float">
            <text:p>0</text:p>
          </table:table-cell>
          <table:table-cell table:formula="of:=[.B35]-[.C35]" office:value-type="float" office:value="95" calcext:value-type="float">
            <text:p>95</text:p>
          </table:table-cell>
        </table:table-row>
        <table:table-row table:style-name="ro1">
          <table:table-cell table:number-columns-repeated="2" office:value-type="float" office:value="27616" calcext:value-type="float">
            <text:p>27616</text:p>
          </table:table-cell>
          <table:table-cell office:value-type="float" office:value="27543" calcext:value-type="float">
            <text:p>27543</text:p>
          </table:table-cell>
          <table:table-cell/>
          <table:table-cell table:formula="of:=ORG.LIBREOFFICE.RAWSUBTRACT([.A36];[.B36])" office:value-type="float" office:value="0" calcext:value-type="float">
            <text:p>0</text:p>
          </table:table-cell>
          <table:table-cell table:formula="of:=[.B36]-[.C36]" office:value-type="float" office:value="73" calcext:value-type="float">
            <text:p>73</text:p>
          </table:table-cell>
        </table:table-row>
        <table:table-row table:style-name="ro1">
          <table:table-cell table:number-columns-repeated="3" office:value-type="float" office:value="144921" calcext:value-type="float">
            <text:p>144921</text:p>
          </table:table-cell>
          <table:table-cell/>
          <table:table-cell table:formula="of:=ORG.LIBREOFFICE.RAWSUBTRACT([.A37];[.B37])" office:value-type="float" office:value="0" calcext:value-type="float">
            <text:p>0</text:p>
          </table:table-cell>
          <table:table-cell table:formula="of:=[.B37]-[.C3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10937" calcext:value-type="float">
            <text:p>110937</text:p>
          </table:table-cell>
          <table:table-cell office:value-type="float" office:value="110704" calcext:value-type="float">
            <text:p>110704</text:p>
          </table:table-cell>
          <table:table-cell/>
          <table:table-cell table:formula="of:=ORG.LIBREOFFICE.RAWSUBTRACT([.A38];[.B38])" office:value-type="float" office:value="0" calcext:value-type="float">
            <text:p>0</text:p>
          </table:table-cell>
          <table:table-cell table:formula="of:=[.B38]-[.C38]" office:value-type="float" office:value="233" calcext:value-type="float">
            <text:p>233</text:p>
          </table:table-cell>
        </table:table-row>
        <table:table-row table:style-name="ro1">
          <table:table-cell table:number-columns-repeated="2" office:value-type="float" office:value="19419" calcext:value-type="float">
            <text:p>19419</text:p>
          </table:table-cell>
          <table:table-cell office:value-type="float" office:value="19417" calcext:value-type="float">
            <text:p>19417</text:p>
          </table:table-cell>
          <table:table-cell/>
          <table:table-cell table:formula="of:=ORG.LIBREOFFICE.RAWSUBTRACT([.A39];[.B39])" office:value-type="float" office:value="0" calcext:value-type="float">
            <text:p>0</text:p>
          </table:table-cell>
          <table:table-cell table:formula="of:=[.B39]-[.C39]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4204" calcext:value-type="float">
            <text:p>104204</text:p>
          </table:table-cell>
          <table:table-cell office:value-type="float" office:value="103531" calcext:value-type="float">
            <text:p>103531</text:p>
          </table:table-cell>
          <table:table-cell/>
          <table:table-cell table:formula="of:=ORG.LIBREOFFICE.RAWSUBTRACT([.A40];[.B40])" office:value-type="float" office:value="0" calcext:value-type="float">
            <text:p>0</text:p>
          </table:table-cell>
          <table:table-cell table:formula="of:=[.B40]-[.C40]" office:value-type="float" office:value="673" calcext:value-type="float">
            <text:p>673</text:p>
          </table:table-cell>
        </table:table-row>
        <table:table-row table:style-name="ro1">
          <table:table-cell table:number-columns-repeated="2" office:value-type="float" office:value="378442" calcext:value-type="float">
            <text:p>378442</text:p>
          </table:table-cell>
          <table:table-cell office:value-type="float" office:value="372021" calcext:value-type="float">
            <text:p>372021</text:p>
          </table:table-cell>
          <table:table-cell/>
          <table:table-cell table:formula="of:=ORG.LIBREOFFICE.RAWSUBTRACT([.A41];[.B41])" office:value-type="float" office:value="0" calcext:value-type="float">
            <text:p>0</text:p>
          </table:table-cell>
          <table:table-cell table:formula="of:=[.B41]-[.C41]" office:value-type="float" office:value="6421" calcext:value-type="float">
            <text:p>6421</text:p>
          </table:table-cell>
        </table:table-row>
        <table:table-row table:style-name="ro1">
          <table:table-cell table:number-columns-repeated="2" office:value-type="float" office:value="936862" calcext:value-type="float">
            <text:p>936862</text:p>
          </table:table-cell>
          <table:table-cell office:value-type="float" office:value="936641" calcext:value-type="float">
            <text:p>936641</text:p>
          </table:table-cell>
          <table:table-cell/>
          <table:table-cell table:formula="of:=ORG.LIBREOFFICE.RAWSUBTRACT([.A42];[.B42])" office:value-type="float" office:value="0" calcext:value-type="float">
            <text:p>0</text:p>
          </table:table-cell>
          <table:table-cell table:formula="of:=[.B42]-[.C42]" office:value-type="float" office:value="221" calcext:value-type="float">
            <text:p>221</text:p>
          </table:table-cell>
        </table:table-row>
        <table:table-row table:style-name="ro1">
          <table:table-cell table:number-columns-repeated="2" office:value-type="float" office:value="303007" calcext:value-type="float">
            <text:p>303007</text:p>
          </table:table-cell>
          <table:table-cell office:value-type="float" office:value="302800" calcext:value-type="float">
            <text:p>302800</text:p>
          </table:table-cell>
          <table:table-cell/>
          <table:table-cell table:formula="of:=ORG.LIBREOFFICE.RAWSUBTRACT([.A43];[.B43])" office:value-type="float" office:value="0" calcext:value-type="float">
            <text:p>0</text:p>
          </table:table-cell>
          <table:table-cell table:formula="of:=[.B43]-[.C43]" office:value-type="float" office:value="207" calcext:value-type="float">
            <text:p>207</text:p>
          </table:table-cell>
        </table:table-row>
        <table:table-row table:style-name="ro1">
          <table:table-cell table:number-columns-repeated="2" office:value-type="float" office:value="29222" calcext:value-type="float">
            <text:p>29222</text:p>
          </table:table-cell>
          <table:table-cell office:value-type="float" office:value="28973" calcext:value-type="float">
            <text:p>28973</text:p>
          </table:table-cell>
          <table:table-cell/>
          <table:table-cell table:formula="of:=ORG.LIBREOFFICE.RAWSUBTRACT([.A44];[.B44])" office:value-type="float" office:value="0" calcext:value-type="float">
            <text:p>0</text:p>
          </table:table-cell>
          <table:table-cell table:formula="of:=[.B44]-[.C44]" office:value-type="float" office:value="249" calcext:value-type="float">
            <text:p>249</text:p>
          </table:table-cell>
        </table:table-row>
        <table:table-row table:style-name="ro1">
          <table:table-cell table:number-columns-repeated="3" office:value-type="float" office:value="100837" calcext:value-type="float">
            <text:p>100837</text:p>
          </table:table-cell>
          <table:table-cell/>
          <table:table-cell table:formula="of:=ORG.LIBREOFFICE.RAWSUBTRACT([.A45];[.B45])" office:value-type="float" office:value="0" calcext:value-type="float">
            <text:p>0</text:p>
          </table:table-cell>
          <table:table-cell table:formula="of:=[.B45]-[.C45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80100" calcext:value-type="float">
            <text:p>780100</text:p>
          </table:table-cell>
          <table:table-cell office:value-type="float" office:value="779201" calcext:value-type="float">
            <text:p>779201</text:p>
          </table:table-cell>
          <table:table-cell/>
          <table:table-cell table:formula="of:=ORG.LIBREOFFICE.RAWSUBTRACT([.A46];[.B46])" office:value-type="float" office:value="0" calcext:value-type="float">
            <text:p>0</text:p>
          </table:table-cell>
          <table:table-cell table:formula="of:=[.B46]-[.C46]" office:value-type="float" office:value="899" calcext:value-type="float">
            <text:p>899</text:p>
          </table:table-cell>
        </table:table-row>
        <table:table-row table:style-name="ro1">
          <table:table-cell table:number-columns-repeated="3" office:value-type="float" office:value="39831" calcext:value-type="float">
            <text:p>39831</text:p>
          </table:table-cell>
          <table:table-cell/>
          <table:table-cell table:formula="of:=ORG.LIBREOFFICE.RAWSUBTRACT([.A47];[.B47])" office:value-type="float" office:value="0" calcext:value-type="float">
            <text:p>0</text:p>
          </table:table-cell>
          <table:table-cell table:formula="of:=[.B47]-[.C4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95725" calcext:value-type="float">
            <text:p>695725</text:p>
          </table:table-cell>
          <table:table-cell office:value-type="float" office:value="692418" calcext:value-type="float">
            <text:p>692418</text:p>
          </table:table-cell>
          <table:table-cell/>
          <table:table-cell table:formula="of:=ORG.LIBREOFFICE.RAWSUBTRACT([.A48];[.B48])" office:value-type="float" office:value="0" calcext:value-type="float">
            <text:p>0</text:p>
          </table:table-cell>
          <table:table-cell table:formula="of:=[.B48]-[.C48]" office:value-type="float" office:value="3307" calcext:value-type="float">
            <text:p>3307</text:p>
          </table:table-cell>
        </table:table-row>
        <table:table-row table:style-name="ro1">
          <table:table-cell table:number-columns-repeated="2" office:value-type="float" office:value="782334" calcext:value-type="float">
            <text:p>782334</text:p>
          </table:table-cell>
          <table:table-cell office:value-type="float" office:value="778361" calcext:value-type="float">
            <text:p>778361</text:p>
          </table:table-cell>
          <table:table-cell/>
          <table:table-cell table:formula="of:=ORG.LIBREOFFICE.RAWSUBTRACT([.A49];[.B49])" office:value-type="float" office:value="0" calcext:value-type="float">
            <text:p>0</text:p>
          </table:table-cell>
          <table:table-cell table:formula="of:=[.B49]-[.C49]" office:value-type="float" office:value="3973" calcext:value-type="float">
            <text:p>3973</text:p>
          </table:table-cell>
        </table:table-row>
        <table:table-row table:style-name="ro1">
          <table:table-cell table:number-columns-repeated="2" office:value-type="float" office:value="628847" calcext:value-type="float">
            <text:p>628847</text:p>
          </table:table-cell>
          <table:table-cell office:value-type="float" office:value="622107" calcext:value-type="float">
            <text:p>622107</text:p>
          </table:table-cell>
          <table:table-cell/>
          <table:table-cell table:formula="of:=ORG.LIBREOFFICE.RAWSUBTRACT([.A50];[.B50])" office:value-type="float" office:value="0" calcext:value-type="float">
            <text:p>0</text:p>
          </table:table-cell>
          <table:table-cell table:formula="of:=[.B50]-[.C50]" office:value-type="float" office:value="6740" calcext:value-type="float">
            <text:p>6740</text:p>
          </table:table-cell>
        </table:table-row>
        <table:table-row table:style-name="ro1">
          <table:table-cell table:number-columns-repeated="2" office:value-type="float" office:value="48133" calcext:value-type="float">
            <text:p>48133</text:p>
          </table:table-cell>
          <table:table-cell office:value-type="float" office:value="48107" calcext:value-type="float">
            <text:p>48107</text:p>
          </table:table-cell>
          <table:table-cell/>
          <table:table-cell table:formula="of:=ORG.LIBREOFFICE.RAWSUBTRACT([.A51];[.B51])" office:value-type="float" office:value="0" calcext:value-type="float">
            <text:p>0</text:p>
          </table:table-cell>
          <table:table-cell table:formula="of:=[.B51]-[.C51]"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204441" calcext:value-type="float">
            <text:p>204441</text:p>
          </table:table-cell>
          <table:table-cell office:value-type="float" office:value="203418" calcext:value-type="float">
            <text:p>203418</text:p>
          </table:table-cell>
          <table:table-cell/>
          <table:table-cell table:formula="of:=ORG.LIBREOFFICE.RAWSUBTRACT([.A52];[.B52])" office:value-type="float" office:value="0" calcext:value-type="float">
            <text:p>0</text:p>
          </table:table-cell>
          <table:table-cell table:formula="of:=[.B52]-[.C52]" office:value-type="float" office:value="1023" calcext:value-type="float">
            <text:p>1023</text:p>
          </table:table-cell>
        </table:table-row>
        <table:table-row table:style-name="ro1">
          <table:table-cell table:number-columns-repeated="2" office:value-type="float" office:value="239558" calcext:value-type="float">
            <text:p>239558</text:p>
          </table:table-cell>
          <table:table-cell office:value-type="float" office:value="238843" calcext:value-type="float">
            <text:p>238843</text:p>
          </table:table-cell>
          <table:table-cell/>
          <table:table-cell table:formula="of:=ORG.LIBREOFFICE.RAWSUBTRACT([.A53];[.B53])" office:value-type="float" office:value="0" calcext:value-type="float">
            <text:p>0</text:p>
          </table:table-cell>
          <table:table-cell table:formula="of:=[.B53]-[.C53]" office:value-type="float" office:value="715" calcext:value-type="float">
            <text:p>715</text:p>
          </table:table-cell>
        </table:table-row>
        <table:table-row table:style-name="ro1">
          <table:table-cell table:number-columns-repeated="2" office:value-type="float" office:value="222057" calcext:value-type="float">
            <text:p>222057</text:p>
          </table:table-cell>
          <table:table-cell office:value-type="float" office:value="219722" calcext:value-type="float">
            <text:p>219722</text:p>
          </table:table-cell>
          <table:table-cell/>
          <table:table-cell table:formula="of:=ORG.LIBREOFFICE.RAWSUBTRACT([.A54];[.B54])" office:value-type="float" office:value="0" calcext:value-type="float">
            <text:p>0</text:p>
          </table:table-cell>
          <table:table-cell table:formula="of:=[.B54]-[.C54]" office:value-type="float" office:value="2335" calcext:value-type="float">
            <text:p>2335</text:p>
          </table:table-cell>
        </table:table-row>
        <table:table-row table:style-name="ro1">
          <table:table-cell table:number-columns-repeated="2" office:value-type="float" office:value="187285" calcext:value-type="float">
            <text:p>187285</text:p>
          </table:table-cell>
          <table:table-cell office:value-type="float" office:value="186025" calcext:value-type="float">
            <text:p>186025</text:p>
          </table:table-cell>
          <table:table-cell/>
          <table:table-cell table:formula="of:=ORG.LIBREOFFICE.RAWSUBTRACT([.A55];[.B55])" office:value-type="float" office:value="0" calcext:value-type="float">
            <text:p>0</text:p>
          </table:table-cell>
          <table:table-cell table:formula="of:=[.B55]-[.C55]" office:value-type="float" office:value="1260" calcext:value-type="float">
            <text:p>1260</text:p>
          </table:table-cell>
        </table:table-row>
        <table:table-row table:style-name="ro1">
          <table:table-cell table:number-columns-repeated="3" office:value-type="float" office:value="80109" calcext:value-type="float">
            <text:p>80109</text:p>
          </table:table-cell>
          <table:table-cell/>
          <table:table-cell table:formula="of:=ORG.LIBREOFFICE.RAWSUBTRACT([.A56];[.B56])" office:value-type="float" office:value="0" calcext:value-type="float">
            <text:p>0</text:p>
          </table:table-cell>
          <table:table-cell table:formula="of:=[.B56]-[.C56]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8754" calcext:value-type="float">
            <text:p>58754</text:p>
          </table:table-cell>
          <table:table-cell/>
          <table:table-cell table:formula="of:=ORG.LIBREOFFICE.RAWSUBTRACT([.A57];[.B57])" office:value-type="float" office:value="0" calcext:value-type="float">
            <text:p>0</text:p>
          </table:table-cell>
          <table:table-cell table:formula="of:=[.B57]-[.C5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49347" calcext:value-type="float">
            <text:p>149347</text:p>
          </table:table-cell>
          <table:table-cell office:value-type="float" office:value="147170" calcext:value-type="float">
            <text:p>147170</text:p>
          </table:table-cell>
          <table:table-cell/>
          <table:table-cell table:formula="of:=ORG.LIBREOFFICE.RAWSUBTRACT([.A58];[.B58])" office:value-type="float" office:value="0" calcext:value-type="float">
            <text:p>0</text:p>
          </table:table-cell>
          <table:table-cell table:formula="of:=[.B58]-[.C58]" office:value-type="float" office:value="2177" calcext:value-type="float">
            <text:p>2177</text:p>
          </table:table-cell>
        </table:table-row>
        <table:table-row table:style-name="ro1">
          <table:table-cell table:number-columns-repeated="3" office:value-type="float" office:value="49003" calcext:value-type="float">
            <text:p>49003</text:p>
          </table:table-cell>
          <table:table-cell/>
          <table:table-cell table:formula="of:=ORG.LIBREOFFICE.RAWSUBTRACT([.A59];[.B59])" office:value-type="float" office:value="0" calcext:value-type="float">
            <text:p>0</text:p>
          </table:table-cell>
          <table:table-cell table:formula="of:=[.B59]-[.C5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83937" calcext:value-type="float">
            <text:p>283937</text:p>
          </table:table-cell>
          <table:table-cell office:value-type="float" office:value="281306" calcext:value-type="float">
            <text:p>281306</text:p>
          </table:table-cell>
          <table:table-cell/>
          <table:table-cell table:formula="of:=ORG.LIBREOFFICE.RAWSUBTRACT([.A60];[.B60])" office:value-type="float" office:value="0" calcext:value-type="float">
            <text:p>0</text:p>
          </table:table-cell>
          <table:table-cell table:formula="of:=[.B60]-[.C60]" office:value-type="float" office:value="2631" calcext:value-type="float">
            <text:p>2631</text:p>
          </table:table-cell>
        </table:table-row>
        <table:table-row table:style-name="ro1">
          <table:table-cell table:number-columns-repeated="2" office:value-type="float" office:value="370060" calcext:value-type="float">
            <text:p>370060</text:p>
          </table:table-cell>
          <table:table-cell office:value-type="float" office:value="365839" calcext:value-type="float">
            <text:p>365839</text:p>
          </table:table-cell>
          <table:table-cell/>
          <table:table-cell table:formula="of:=ORG.LIBREOFFICE.RAWSUBTRACT([.A61];[.B61])" office:value-type="float" office:value="0" calcext:value-type="float">
            <text:p>0</text:p>
          </table:table-cell>
          <table:table-cell table:formula="of:=[.B61]-[.C61]" office:value-type="float" office:value="4221" calcext:value-type="float">
            <text:p>4221</text:p>
          </table:table-cell>
        </table:table-row>
        <table:table-row table:style-name="ro1">
          <table:table-cell table:number-columns-repeated="2" office:value-type="float" office:value="211045" calcext:value-type="float">
            <text:p>211045</text:p>
          </table:table-cell>
          <table:table-cell office:value-type="float" office:value="210176" calcext:value-type="float">
            <text:p>210176</text:p>
          </table:table-cell>
          <table:table-cell/>
          <table:table-cell table:formula="of:=ORG.LIBREOFFICE.RAWSUBTRACT([.A62];[.B62])" office:value-type="float" office:value="0" calcext:value-type="float">
            <text:p>0</text:p>
          </table:table-cell>
          <table:table-cell table:formula="of:=[.B62]-[.C62]" office:value-type="float" office:value="869" calcext:value-type="float">
            <text:p>869</text:p>
          </table:table-cell>
        </table:table-row>
        <table:table-row table:style-name="ro1">
          <table:table-cell table:number-columns-repeated="2" office:value-type="float" office:value="225136" calcext:value-type="float">
            <text:p>225136</text:p>
          </table:table-cell>
          <table:table-cell office:value-type="float" office:value="224751" calcext:value-type="float">
            <text:p>224751</text:p>
          </table:table-cell>
          <table:table-cell/>
          <table:table-cell table:formula="of:=ORG.LIBREOFFICE.RAWSUBTRACT([.A63];[.B63])" office:value-type="float" office:value="0" calcext:value-type="float">
            <text:p>0</text:p>
          </table:table-cell>
          <table:table-cell table:formula="of:=[.B63]-[.C63]" office:value-type="float" office:value="385" calcext:value-type="float">
            <text:p>385</text:p>
          </table:table-cell>
        </table:table-row>
        <table:table-row table:style-name="ro1">
          <table:table-cell table:number-columns-repeated="2" office:value-type="float" office:value="228338" calcext:value-type="float">
            <text:p>228338</text:p>
          </table:table-cell>
          <table:table-cell office:value-type="float" office:value="225369" calcext:value-type="float">
            <text:p>225369</text:p>
          </table:table-cell>
          <table:table-cell/>
          <table:table-cell table:formula="of:=ORG.LIBREOFFICE.RAWSUBTRACT([.A64];[.B64])" office:value-type="float" office:value="0" calcext:value-type="float">
            <text:p>0</text:p>
          </table:table-cell>
          <table:table-cell table:formula="of:=[.B64]-[.C64]" office:value-type="float" office:value="2969" calcext:value-type="float">
            <text:p>2969</text:p>
          </table:table-cell>
        </table:table-row>
        <table:table-row table:style-name="ro1">
          <table:table-cell table:number-columns-repeated="2" office:value-type="float" office:value="479431" calcext:value-type="float">
            <text:p>479431</text:p>
          </table:table-cell>
          <table:table-cell office:value-type="float" office:value="478963" calcext:value-type="float">
            <text:p>478963</text:p>
          </table:table-cell>
          <table:table-cell/>
          <table:table-cell table:formula="of:=ORG.LIBREOFFICE.RAWSUBTRACT([.A65];[.B65])" office:value-type="float" office:value="0" calcext:value-type="float">
            <text:p>0</text:p>
          </table:table-cell>
          <table:table-cell table:formula="of:=[.B65]-[.C65]" office:value-type="float" office:value="468" calcext:value-type="float">
            <text:p>468</text:p>
          </table:table-cell>
        </table:table-row>
        <table:table-row table:style-name="ro1">
          <table:table-cell table:number-columns-repeated="2" office:value-type="float" office:value="426755" calcext:value-type="float">
            <text:p>426755</text:p>
          </table:table-cell>
          <table:table-cell office:value-type="float" office:value="425883" calcext:value-type="float">
            <text:p>425883</text:p>
          </table:table-cell>
          <table:table-cell/>
          <table:table-cell table:formula="of:=ORG.LIBREOFFICE.RAWSUBTRACT([.A66];[.B66])" office:value-type="float" office:value="0" calcext:value-type="float">
            <text:p>0</text:p>
          </table:table-cell>
          <table:table-cell table:formula="of:=[.B66]-[.C66]" office:value-type="float" office:value="872" calcext:value-type="float">
            <text:p>872</text:p>
          </table:table-cell>
        </table:table-row>
        <table:table-row table:style-name="ro1">
          <table:table-cell table:number-columns-repeated="2" office:value-type="float" office:value="220426" calcext:value-type="float">
            <text:p>220426</text:p>
          </table:table-cell>
          <table:table-cell office:value-type="float" office:value="217763" calcext:value-type="float">
            <text:p>217763</text:p>
          </table:table-cell>
          <table:table-cell/>
          <table:table-cell table:formula="of:=ORG.LIBREOFFICE.RAWSUBTRACT([.A67];[.B67])" office:value-type="float" office:value="0" calcext:value-type="float">
            <text:p>0</text:p>
          </table:table-cell>
          <table:table-cell table:formula="of:=[.B67]-[.C67]" office:value-type="float" office:value="2663" calcext:value-type="float">
            <text:p>2663</text:p>
          </table:table-cell>
        </table:table-row>
        <table:table-row table:style-name="ro1">
          <table:table-cell table:number-columns-repeated="2" office:value-type="float" office:value="317748" calcext:value-type="float">
            <text:p>317748</text:p>
          </table:table-cell>
          <table:table-cell office:value-type="float" office:value="316534" calcext:value-type="float">
            <text:p>316534</text:p>
          </table:table-cell>
          <table:table-cell/>
          <table:table-cell table:formula="of:=ORG.LIBREOFFICE.RAWSUBTRACT([.A68];[.B68])" office:value-type="float" office:value="0" calcext:value-type="float">
            <text:p>0</text:p>
          </table:table-cell>
          <table:table-cell table:formula="of:=[.B68]-[.C68]" office:value-type="float" office:value="1214" calcext:value-type="float">
            <text:p>1214</text:p>
          </table:table-cell>
        </table:table-row>
        <table:table-row table:style-name="ro1">
          <table:table-cell table:number-columns-repeated="2" office:value-type="float" office:value="104430" calcext:value-type="float">
            <text:p>104430</text:p>
          </table:table-cell>
          <table:table-cell office:value-type="float" office:value="103438" calcext:value-type="float">
            <text:p>103438</text:p>
          </table:table-cell>
          <table:table-cell/>
          <table:table-cell table:formula="of:=ORG.LIBREOFFICE.RAWSUBTRACT([.A69];[.B69])" office:value-type="float" office:value="0" calcext:value-type="float">
            <text:p>0</text:p>
          </table:table-cell>
          <table:table-cell table:formula="of:=[.B69]-[.C69]" office:value-type="float" office:value="992" calcext:value-type="float">
            <text:p>992</text:p>
          </table:table-cell>
        </table:table-row>
        <table:table-row table:style-name="ro1">
          <table:table-cell table:number-columns-repeated="2" office:value-type="float" office:value="142585" calcext:value-type="float">
            <text:p>142585</text:p>
          </table:table-cell>
          <table:table-cell office:value-type="float" office:value="139839" calcext:value-type="float">
            <text:p>139839</text:p>
          </table:table-cell>
          <table:table-cell/>
          <table:table-cell table:formula="of:=ORG.LIBREOFFICE.RAWSUBTRACT([.A70];[.B70])" office:value-type="float" office:value="0" calcext:value-type="float">
            <text:p>0</text:p>
          </table:table-cell>
          <table:table-cell table:formula="of:=[.B70]-[.C70]" office:value-type="float" office:value="2746" calcext:value-type="float">
            <text:p>2746</text:p>
          </table:table-cell>
        </table:table-row>
        <table:table-row table:style-name="ro1">
          <table:table-cell table:number-columns-repeated="2" office:value-type="float" office:value="442582" calcext:value-type="float">
            <text:p>442582</text:p>
          </table:table-cell>
          <table:table-cell office:value-type="float" office:value="440630" calcext:value-type="float">
            <text:p>440630</text:p>
          </table:table-cell>
          <table:table-cell/>
          <table:table-cell table:formula="of:=ORG.LIBREOFFICE.RAWSUBTRACT([.A71];[.B71])" office:value-type="float" office:value="0" calcext:value-type="float">
            <text:p>0</text:p>
          </table:table-cell>
          <table:table-cell table:formula="of:=[.B71]-[.C71]" office:value-type="float" office:value="1952" calcext:value-type="float">
            <text:p>1952</text:p>
          </table:table-cell>
        </table:table-row>
        <table:table-row table:style-name="ro1">
          <table:table-cell table:number-columns-repeated="2" office:value-type="float" office:value="286503" calcext:value-type="float">
            <text:p>286503</text:p>
          </table:table-cell>
          <table:table-cell office:value-type="float" office:value="282781" calcext:value-type="float">
            <text:p>282781</text:p>
          </table:table-cell>
          <table:table-cell/>
          <table:table-cell table:formula="of:=ORG.LIBREOFFICE.RAWSUBTRACT([.A72];[.B72])" office:value-type="float" office:value="0" calcext:value-type="float">
            <text:p>0</text:p>
          </table:table-cell>
          <table:table-cell table:formula="of:=[.B72]-[.C72]" office:value-type="float" office:value="3722" calcext:value-type="float">
            <text:p>3722</text:p>
          </table:table-cell>
        </table:table-row>
        <table:table-row table:style-name="ro1">
          <table:table-cell table:number-columns-repeated="2" office:value-type="float" office:value="61924" calcext:value-type="float">
            <text:p>61924</text:p>
          </table:table-cell>
          <table:table-cell office:value-type="float" office:value="60985" calcext:value-type="float">
            <text:p>60985</text:p>
          </table:table-cell>
          <table:table-cell/>
          <table:table-cell table:formula="of:=ORG.LIBREOFFICE.RAWSUBTRACT([.A73];[.B73])" office:value-type="float" office:value="0" calcext:value-type="float">
            <text:p>0</text:p>
          </table:table-cell>
          <table:table-cell table:formula="of:=[.B73]-[.C73]" office:value-type="float" office:value="939" calcext:value-type="float">
            <text:p>939</text:p>
          </table:table-cell>
        </table:table-row>
        <table:table-row table:style-name="ro1">
          <table:table-cell table:number-columns-repeated="2" office:value-type="float" office:value="126596" calcext:value-type="float">
            <text:p>126596</text:p>
          </table:table-cell>
          <table:table-cell office:value-type="float" office:value="126145" calcext:value-type="float">
            <text:p>126145</text:p>
          </table:table-cell>
          <table:table-cell/>
          <table:table-cell table:formula="of:=ORG.LIBREOFFICE.RAWSUBTRACT([.A74];[.B74])" office:value-type="float" office:value="0" calcext:value-type="float">
            <text:p>0</text:p>
          </table:table-cell>
          <table:table-cell table:formula="of:=[.B74]-[.C74]" office:value-type="float" office:value="451" calcext:value-type="float">
            <text:p>451</text:p>
          </table:table-cell>
        </table:table-row>
        <table:table-row table:style-name="ro1">
          <table:table-cell table:number-columns-repeated="2" office:value-type="float" office:value="137857" calcext:value-type="float">
            <text:p>137857</text:p>
          </table:table-cell>
          <table:table-cell office:value-type="float" office:value="137690" calcext:value-type="float">
            <text:p>137690</text:p>
          </table:table-cell>
          <table:table-cell/>
          <table:table-cell table:formula="of:=ORG.LIBREOFFICE.RAWSUBTRACT([.A75];[.B75])" office:value-type="float" office:value="0" calcext:value-type="float">
            <text:p>0</text:p>
          </table:table-cell>
          <table:table-cell table:formula="of:=[.B75]-[.C75]" office:value-type="float" office:value="167" calcext:value-type="float">
            <text:p>167</text:p>
          </table:table-cell>
        </table:table-row>
        <table:table-row table:style-name="ro1">
          <table:table-cell table:number-columns-repeated="2" office:value-type="float" office:value="228789" calcext:value-type="float">
            <text:p>228789</text:p>
          </table:table-cell>
          <table:table-cell office:value-type="float" office:value="227583" calcext:value-type="float">
            <text:p>227583</text:p>
          </table:table-cell>
          <table:table-cell/>
          <table:table-cell table:formula="of:=ORG.LIBREOFFICE.RAWSUBTRACT([.A76];[.B76])" office:value-type="float" office:value="0" calcext:value-type="float">
            <text:p>0</text:p>
          </table:table-cell>
          <table:table-cell table:formula="of:=[.B76]-[.C76]" office:value-type="float" office:value="1206" calcext:value-type="float">
            <text:p>1206</text:p>
          </table:table-cell>
        </table:table-row>
        <table:table-row table:style-name="ro1">
          <table:table-cell table:number-columns-repeated="2" office:value-type="float" office:value="269579" calcext:value-type="float">
            <text:p>269579</text:p>
          </table:table-cell>
          <table:table-cell office:value-type="float" office:value="263331" calcext:value-type="float">
            <text:p>263331</text:p>
          </table:table-cell>
          <table:table-cell/>
          <table:table-cell table:formula="of:=ORG.LIBREOFFICE.RAWSUBTRACT([.A77];[.B77])" office:value-type="float" office:value="0" calcext:value-type="float">
            <text:p>0</text:p>
          </table:table-cell>
          <table:table-cell table:formula="of:=[.B77]-[.C77]" office:value-type="float" office:value="6248" calcext:value-type="float">
            <text:p>6248</text:p>
          </table:table-cell>
        </table:table-row>
        <table:table-row table:style-name="ro1">
          <table:table-cell table:number-columns-repeated="2" office:value-type="float" office:value="598432" calcext:value-type="float">
            <text:p>598432</text:p>
          </table:table-cell>
          <table:table-cell office:value-type="float" office:value="596190" calcext:value-type="float">
            <text:p>596190</text:p>
          </table:table-cell>
          <table:table-cell/>
          <table:table-cell table:formula="of:=ORG.LIBREOFFICE.RAWSUBTRACT([.A78];[.B78])" office:value-type="float" office:value="0" calcext:value-type="float">
            <text:p>0</text:p>
          </table:table-cell>
          <table:table-cell table:formula="of:=[.B78]-[.C78]" office:value-type="float" office:value="2242" calcext:value-type="float">
            <text:p>2242</text:p>
          </table:table-cell>
        </table:table-row>
        <table:table-row table:style-name="ro1">
          <table:table-cell table:number-columns-repeated="2" office:value-type="float" office:value="516437" calcext:value-type="float">
            <text:p>516437</text:p>
          </table:table-cell>
          <table:table-cell office:value-type="float" office:value="514676" calcext:value-type="float">
            <text:p>514676</text:p>
          </table:table-cell>
          <table:table-cell/>
          <table:table-cell table:formula="of:=ORG.LIBREOFFICE.RAWSUBTRACT([.A79];[.B79])" office:value-type="float" office:value="0" calcext:value-type="float">
            <text:p>0</text:p>
          </table:table-cell>
          <table:table-cell table:formula="of:=[.B79]-[.C79]" office:value-type="float" office:value="1761" calcext:value-type="float">
            <text:p>1761</text:p>
          </table:table-cell>
        </table:table-row>
        <table:table-row table:style-name="ro1">
          <table:table-cell office:value-type="float" office:value="381494" calcext:value-type="float">
            <text:p>381494</text:p>
          </table:table-cell>
          <table:table-cell office:value-type="float" office:value="383377" calcext:value-type="float">
            <text:p>383377</text:p>
          </table:table-cell>
          <table:table-cell office:value-type="float" office:value="377821" calcext:value-type="float">
            <text:p>377821</text:p>
          </table:table-cell>
          <table:table-cell/>
          <table:table-cell table:formula="of:=ORG.LIBREOFFICE.RAWSUBTRACT([.A80];[.B80])" office:value-type="float" office:value="-1883" calcext:value-type="float">
            <text:p>-1883</text:p>
          </table:table-cell>
          <table:table-cell table:formula="of:=[.B80]-[.C80]" office:value-type="float" office:value="5556" calcext:value-type="float">
            <text:p>5556</text:p>
          </table:table-cell>
        </table:table-row>
        <table:table-row table:style-name="ro1">
          <table:table-cell table:number-columns-repeated="2" office:value-type="float" office:value="28700" calcext:value-type="float">
            <text:p>28700</text:p>
          </table:table-cell>
          <table:table-cell office:value-type="float" office:value="28495" calcext:value-type="float">
            <text:p>28495</text:p>
          </table:table-cell>
          <table:table-cell/>
          <table:table-cell table:formula="of:=ORG.LIBREOFFICE.RAWSUBTRACT([.A81];[.B81])" office:value-type="float" office:value="0" calcext:value-type="float">
            <text:p>0</text:p>
          </table:table-cell>
          <table:table-cell table:formula="of:=[.B81]-[.C81]" office:value-type="float" office:value="205" calcext:value-type="float">
            <text:p>205</text:p>
          </table:table-cell>
        </table:table-row>
        <table:table-row table:style-name="ro1">
          <table:table-cell table:number-columns-repeated="2" office:value-type="float" office:value="281777" calcext:value-type="float">
            <text:p>281777</text:p>
          </table:table-cell>
          <table:table-cell office:value-type="float" office:value="275059" calcext:value-type="float">
            <text:p>275059</text:p>
          </table:table-cell>
          <table:table-cell/>
          <table:table-cell table:formula="of:=ORG.LIBREOFFICE.RAWSUBTRACT([.A82];[.B82])" office:value-type="float" office:value="0" calcext:value-type="float">
            <text:p>0</text:p>
          </table:table-cell>
          <table:table-cell table:formula="of:=[.B82]-[.C82]" office:value-type="float" office:value="6718" calcext:value-type="float">
            <text:p>6718</text:p>
          </table:table-cell>
        </table:table-row>
        <table:table-row table:style-name="ro1">
          <table:table-cell table:number-columns-repeated="2" office:value-type="float" office:value="444257" calcext:value-type="float">
            <text:p>444257</text:p>
          </table:table-cell>
          <table:table-cell office:value-type="float" office:value="442681" calcext:value-type="float">
            <text:p>442681</text:p>
          </table:table-cell>
          <table:table-cell/>
          <table:table-cell table:formula="of:=ORG.LIBREOFFICE.RAWSUBTRACT([.A83];[.B83])" office:value-type="float" office:value="0" calcext:value-type="float">
            <text:p>0</text:p>
          </table:table-cell>
          <table:table-cell table:formula="of:=[.B83]-[.C83]" office:value-type="float" office:value="1576" calcext:value-type="float">
            <text:p>1576</text:p>
          </table:table-cell>
        </table:table-row>
        <table:table-row table:style-name="ro1">
          <table:table-cell table:number-columns-repeated="2" office:value-type="float" office:value="14863" calcext:value-type="float">
            <text:p>14863</text:p>
          </table:table-cell>
          <table:table-cell office:value-type="float" office:value="14777" calcext:value-type="float">
            <text:p>14777</text:p>
          </table:table-cell>
          <table:table-cell/>
          <table:table-cell table:formula="of:=ORG.LIBREOFFICE.RAWSUBTRACT([.A84];[.B84])" office:value-type="float" office:value="0" calcext:value-type="float">
            <text:p>0</text:p>
          </table:table-cell>
          <table:table-cell table:formula="of:=[.B84]-[.C84]" office:value-type="float" office:value="86" calcext:value-type="float">
            <text:p>86</text:p>
          </table:table-cell>
        </table:table-row>
        <table:table-row table:style-name="ro1">
          <table:table-cell table:number-columns-repeated="2" office:value-type="float" office:value="269478" calcext:value-type="float">
            <text:p>269478</text:p>
          </table:table-cell>
          <table:table-cell office:value-type="float" office:value="264458" calcext:value-type="float">
            <text:p>264458</text:p>
          </table:table-cell>
          <table:table-cell/>
          <table:table-cell table:formula="of:=ORG.LIBREOFFICE.RAWSUBTRACT([.A85];[.B85])" office:value-type="float" office:value="0" calcext:value-type="float">
            <text:p>0</text:p>
          </table:table-cell>
          <table:table-cell table:formula="of:=[.B85]-[.C85]" office:value-type="float" office:value="5020" calcext:value-type="float">
            <text:p>5020</text:p>
          </table:table-cell>
        </table:table-row>
        <table:table-row table:style-name="ro1">
          <table:table-cell table:number-columns-repeated="2" office:value-type="float" office:value="485232" calcext:value-type="float">
            <text:p>485232</text:p>
          </table:table-cell>
          <table:table-cell office:value-type="float" office:value="482506" calcext:value-type="float">
            <text:p>482506</text:p>
          </table:table-cell>
          <table:table-cell/>
          <table:table-cell table:formula="of:=ORG.LIBREOFFICE.RAWSUBTRACT([.A86];[.B86])" office:value-type="float" office:value="0" calcext:value-type="float">
            <text:p>0</text:p>
          </table:table-cell>
          <table:table-cell table:formula="of:=[.B86]-[.C86]" office:value-type="float" office:value="2726" calcext:value-type="float">
            <text:p>2726</text:p>
          </table:table-cell>
        </table:table-row>
        <table:table-row table:style-name="ro1">
          <table:table-cell table:number-columns-repeated="3" office:value-type="float" office:value="9208" calcext:value-type="float">
            <text:p>9208</text:p>
          </table:table-cell>
          <table:table-cell/>
          <table:table-cell table:formula="of:=ORG.LIBREOFFICE.RAWSUBTRACT([.A87];[.B87])" office:value-type="float" office:value="0" calcext:value-type="float">
            <text:p>0</text:p>
          </table:table-cell>
          <table:table-cell table:formula="of:=[.B87]-[.C87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49769" calcext:value-type="float">
            <text:p>249769</text:p>
          </table:table-cell>
          <table:table-cell office:value-type="float" office:value="245159" calcext:value-type="float">
            <text:p>245159</text:p>
          </table:table-cell>
          <table:table-cell/>
          <table:table-cell table:formula="of:=ORG.LIBREOFFICE.RAWSUBTRACT([.A88];[.B88])" office:value-type="float" office:value="0" calcext:value-type="float">
            <text:p>0</text:p>
          </table:table-cell>
          <table:table-cell table:formula="of:=[.B88]-[.C88]" office:value-type="float" office:value="4610" calcext:value-type="float">
            <text:p>4610</text:p>
          </table:table-cell>
        </table:table-row>
        <table:table-row table:style-name="ro1">
          <table:table-cell table:number-columns-repeated="2" office:value-type="float" office:value="994061" calcext:value-type="float">
            <text:p>994061</text:p>
          </table:table-cell>
          <table:table-cell office:value-type="float" office:value="992645" calcext:value-type="float">
            <text:p>992645</text:p>
          </table:table-cell>
          <table:table-cell/>
          <table:table-cell table:formula="of:=ORG.LIBREOFFICE.RAWSUBTRACT([.A89];[.B89])" office:value-type="float" office:value="0" calcext:value-type="float">
            <text:p>0</text:p>
          </table:table-cell>
          <table:table-cell table:formula="of:=[.B89]-[.C89]" office:value-type="float" office:value="1416" calcext:value-type="float">
            <text:p>1416</text:p>
          </table:table-cell>
        </table:table-row>
        <table:table-row table:style-name="ro1">
          <table:table-cell table:number-columns-repeated="2" office:value-type="float" office:value="512987" calcext:value-type="float">
            <text:p>512987</text:p>
          </table:table-cell>
          <table:table-cell office:value-type="float" office:value="496857" calcext:value-type="float">
            <text:p>496857</text:p>
          </table:table-cell>
          <table:table-cell/>
          <table:table-cell table:formula="of:=ORG.LIBREOFFICE.RAWSUBTRACT([.A90];[.B90])" office:value-type="float" office:value="0" calcext:value-type="float">
            <text:p>0</text:p>
          </table:table-cell>
          <table:table-cell table:formula="of:=[.B90]-[.C90]" office:value-type="float" office:value="16130" calcext:value-type="float">
            <text:p>16130</text:p>
          </table:table-cell>
        </table:table-row>
        <table:table-row table:style-name="ro1">
          <table:table-cell table:number-columns-repeated="3" office:value-type="float" office:value="105543" calcext:value-type="float">
            <text:p>105543</text:p>
          </table:table-cell>
          <table:table-cell/>
          <table:table-cell table:formula="of:=ORG.LIBREOFFICE.RAWSUBTRACT([.A91];[.B91])" office:value-type="float" office:value="0" calcext:value-type="float">
            <text:p>0</text:p>
          </table:table-cell>
          <table:table-cell table:formula="of:=[.B91]-[.C91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874415" calcext:value-type="float">
            <text:p>874415</text:p>
          </table:table-cell>
          <table:table-cell office:value-type="float" office:value="865442" calcext:value-type="float">
            <text:p>865442</text:p>
          </table:table-cell>
          <table:table-cell/>
          <table:table-cell table:formula="of:=ORG.LIBREOFFICE.RAWSUBTRACT([.A92];[.B92])" office:value-type="float" office:value="0" calcext:value-type="float">
            <text:p>0</text:p>
          </table:table-cell>
          <table:table-cell table:formula="of:=[.B92]-[.C92]" office:value-type="float" office:value="8973" calcext:value-type="float">
            <text:p>8973</text:p>
          </table:table-cell>
        </table:table-row>
        <table:table-row table:style-name="ro1">
          <table:table-cell table:number-columns-repeated="2" office:value-type="float" office:value="305212" calcext:value-type="float">
            <text:p>305212</text:p>
          </table:table-cell>
          <table:table-cell office:value-type="float" office:value="299649" calcext:value-type="float">
            <text:p>299649</text:p>
          </table:table-cell>
          <table:table-cell/>
          <table:table-cell table:formula="of:=ORG.LIBREOFFICE.RAWSUBTRACT([.A93];[.B93])" office:value-type="float" office:value="0" calcext:value-type="float">
            <text:p>0</text:p>
          </table:table-cell>
          <table:table-cell table:formula="of:=[.B93]-[.C93]" office:value-type="float" office:value="5563" calcext:value-type="float">
            <text:p>5563</text:p>
          </table:table-cell>
        </table:table-row>
        <table:table-row table:style-name="ro1">
          <table:table-cell table:number-columns-repeated="2" office:value-type="float" office:value="727451" calcext:value-type="float">
            <text:p>727451</text:p>
          </table:table-cell>
          <table:table-cell office:value-type="float" office:value="720702" calcext:value-type="float">
            <text:p>720702</text:p>
          </table:table-cell>
          <table:table-cell/>
          <table:table-cell table:formula="of:=ORG.LIBREOFFICE.RAWSUBTRACT([.A94];[.B94])" office:value-type="float" office:value="0" calcext:value-type="float">
            <text:p>0</text:p>
          </table:table-cell>
          <table:table-cell table:formula="of:=[.B94]-[.C94]" office:value-type="float" office:value="6749" calcext:value-type="float">
            <text:p>6749</text:p>
          </table:table-cell>
        </table:table-row>
        <table:table-row table:style-name="ro1">
          <table:table-cell table:number-columns-repeated="2" office:value-type="float" office:value="732255" calcext:value-type="float">
            <text:p>732255</text:p>
          </table:table-cell>
          <table:table-cell office:value-type="float" office:value="712408" calcext:value-type="float">
            <text:p>712408</text:p>
          </table:table-cell>
          <table:table-cell/>
          <table:table-cell table:formula="of:=ORG.LIBREOFFICE.RAWSUBTRACT([.A95];[.B95])" office:value-type="float" office:value="0" calcext:value-type="float">
            <text:p>0</text:p>
          </table:table-cell>
          <table:table-cell table:formula="of:=[.B95]-[.C95]" office:value-type="float" office:value="19847" calcext:value-type="float">
            <text:p>19847</text:p>
          </table:table-cell>
        </table:table-row>
        <table:table-row table:style-name="ro1">
          <table:table-cell table:number-columns-repeated="3" office:value-type="float" office:value="43295" calcext:value-type="float">
            <text:p>43295</text:p>
          </table:table-cell>
          <table:table-cell/>
          <table:table-cell table:formula="of:=ORG.LIBREOFFICE.RAWSUBTRACT([.A96];[.B96])" office:value-type="float" office:value="0" calcext:value-type="float">
            <text:p>0</text:p>
          </table:table-cell>
          <table:table-cell table:formula="of:=[.B96]-[.C96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65477" calcext:value-type="float">
            <text:p>765477</text:p>
          </table:table-cell>
          <table:table-cell office:value-type="float" office:value="755370" calcext:value-type="float">
            <text:p>755370</text:p>
          </table:table-cell>
          <table:table-cell/>
          <table:table-cell table:formula="of:=ORG.LIBREOFFICE.RAWSUBTRACT([.A97];[.B97])" office:value-type="float" office:value="0" calcext:value-type="float">
            <text:p>0</text:p>
          </table:table-cell>
          <table:table-cell table:formula="of:=[.B97]-[.C97]" office:value-type="float" office:value="10107" calcext:value-type="float">
            <text:p>10107</text:p>
          </table:table-cell>
        </table:table-row>
        <table:table-row table:style-name="ro1">
          <table:table-cell table:number-columns-repeated="2" office:value-type="float" office:value="759870" calcext:value-type="float">
            <text:p>759870</text:p>
          </table:table-cell>
          <table:table-cell office:value-type="float" office:value="751153" calcext:value-type="float">
            <text:p>751153</text:p>
          </table:table-cell>
          <table:table-cell/>
          <table:table-cell table:formula="of:=ORG.LIBREOFFICE.RAWSUBTRACT([.A98];[.B98])" office:value-type="float" office:value="0" calcext:value-type="float">
            <text:p>0</text:p>
          </table:table-cell>
          <table:table-cell table:formula="of:=[.B98]-[.C98]" office:value-type="float" office:value="8717" calcext:value-type="float">
            <text:p>87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/00/0000</text:date>, <text:time style:data-style-name="N2" text:time-value="20:47:05.8144567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20:12:14.932952350</meta:creation-date>
    <dc:date>2023-02-08T20:48:46.588351307</dc:date>
    <meta:editing-duration>PT3M17S</meta:editing-duration>
    <meta:editing-cycles>2</meta:editing-cycles>
    <meta:generator>LibreOffice/6.4.7.2$Linux_X86_64 LibreOffice_project/40$Build-2</meta:generator>
    <meta:document-statistic meta:table-count="1" meta:cell-count="490" meta:object-count="0"/>
  </office:meta>
</office:document-meta>
</file>